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ndard Symbols PS" svg:font-family="'Standard Symbols P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0pt" fo:language="en" fo:country="US" style:font-size-asian="10pt" style:font-size-complex="10pt"/>
    </style:style>
    <style:style style:name="P4" style:family="paragraph" style:parent-style-name="Preformatted_20_Text">
      <style:text-properties fo:font-size="10pt" fo:language="en" fo:country="US" officeooo:paragraph-rsid="0010b44a" style:font-size-asian="10pt" style:font-size-complex="10pt"/>
    </style:style>
    <style:style style:name="P5" style:family="paragraph" style:parent-style-name="Preformatted_20_Text">
      <style:text-properties fo:language="en" fo:country="US"/>
    </style:style>
    <style:style style:name="P6" style:family="paragraph" style:parent-style-name="Preformatted_20_Text">
      <style:text-properties fo:language="en" fo:country="US" officeooo:paragraph-rsid="00178c1e"/>
    </style:style>
    <style:style style:name="P7" style:family="paragraph" style:parent-style-name="Preformatted_20_Text">
      <style:text-properties fo:language="en" fo:country="US" officeooo:paragraph-rsid="00151655"/>
    </style:style>
    <style:style style:name="P8" style:family="paragraph" style:parent-style-name="Preformatted_20_Text">
      <style:text-properties fo:language="en" fo:country="US" officeooo:paragraph-rsid="0010b44a"/>
    </style:style>
    <style:style style:name="P9" style:family="paragraph" style:parent-style-name="Preformatted_20_Text">
      <style:text-properties fo:language="en" fo:country="US" officeooo:paragraph-rsid="000ec503"/>
    </style:style>
    <style:style style:name="P10" style:family="paragraph" style:parent-style-name="Preformatted_20_Text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break-before="pag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officeooo:rsid="000ec503"/>
    </style:style>
    <style:style style:name="T2" style:family="text">
      <style:text-properties officeooo:rsid="0010b44a"/>
    </style:style>
    <style:style style:name="T3" style:family="text">
      <style:text-properties style:font-name="Liberation Mono" fo:font-size="10pt" officeooo:rsid="0010b44a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78c1e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fo:language="de" fo:country="DE" officeooo:rsid="00178c1e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fo:language="en" fo:country="US" officeooo:rsid="001bcb69" style:font-name-asian="Noto Sans Mono CJK SC" style:font-size-asian="10pt" style:font-name-complex="Liberation Mono" style:font-size-complex="10pt"/>
    </style:style>
    <style:style style:name="T7" style:family="text">
      <style:text-properties style:font-name="Standard Symbols PS" officeooo:rsid="0010b44a" style:font-name-asian="Noto Sans Mono CJK SC" style:font-name-complex="Liberation Mono"/>
    </style:style>
    <style:style style:name="T8" style:family="text">
      <style:text-properties style:font-name="Standard Symbols PS" fo:font-size="10pt" officeooo:rsid="0010b44a" style:font-name-asian="Noto Sans Mono CJK SC" style:font-size-asian="10pt" style:font-name-complex="Liberation Mono" style:font-size-complex="10pt"/>
    </style:style>
    <style:style style:name="T9" style:family="text">
      <style:text-properties officeooo:rsid="001271fe"/>
    </style:style>
    <style:style style:name="T10" style:family="text">
      <style:text-properties officeooo:rsid="00144d2c"/>
    </style:style>
    <style:style style:name="T11" style:family="text">
      <style:text-properties officeooo:rsid="00151655"/>
    </style:style>
    <style:style style:name="T12" style:family="text">
      <style:text-properties fo:language="de" fo:country="DE"/>
    </style:style>
    <style:style style:name="T13" style:family="text">
      <style:text-properties fo:language="de" fo:country="DE" officeooo:rsid="00178c1e"/>
    </style:style>
    <style:style style:name="T14" style:family="text">
      <style:text-properties officeooo:rsid="0015de68"/>
    </style:style>
    <style:style style:name="T15" style:family="text">
      <style:text-properties officeooo:rsid="00178c1e"/>
    </style:style>
    <style:style style:name="T16" style:family="text">
      <style:text-properties officeooo:rsid="001957fe"/>
    </style:style>
    <style:style style:name="T17" style:family="text">
      <style:text-properties officeooo:rsid="001a6a00"/>
    </style:style>
    <style:style style:name="T18" style:family="text">
      <style:text-properties officeooo:rsid="001bcb6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bc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zkarte OMIKRON.Debugger</text:p>
      <text:p text:style-name="P5"/>
      <text:p text:style-name="P2">Die Tastaturbelegung des Debuggers</text:p>
      <text:p text:style-name="P5"/>
      <text:p text:style-name="P3">SHIFT <text:span text:style-name="T7">Ý</text:span> <text:s text:c="28"/>: Scrollt den Bildschirm (der Cursor bleibt stehen)</text:p>
      <text:p text:style-name="P3">SHIFT + CONTROL <text:span text:style-name="T7">Ý</text:span> <text:s text:c="18"/>: Scrollt den Bildschirm und bewegt den Cursor mit</text:p>
      <text:p text:style-name="P3">SHIFT <text:span text:style-name="T7">Ü <text:s/>Þ <text:s text:c="61"/></text:span>: Bewegt den Cursor an den linken/rechten Rand</text:p>
      <text:p text:style-name="P3">Backspace <text:s text:c="26"/>: Löscht das Zeichen vor dem Cursor</text:p>
      <text:p text:style-name="P3">TAB <text:s text:c="32"/>: Der Cursor springt zur nächsten 8er Position</text:p>
      <text:p text:style-name="P3">CONTROL RETURN <text:s text:c="21"/>: Setzt den Cursor in die linke untere Ecke</text:p>
      <text:p text:style-name="P3">SHIFT RETURN <text:s text:c="23"/>: Schreibt CR</text:p>
      <text:p text:style-name="P3">Clr/Home <text:s text:c="27"/>: Setzt den Cursor in die obere linke Ecke</text:p>
      <text:p text:style-name="P3">SHIFT Clr/Home <text:s text:c="21"/>: Löscht den Bildschirm, .setzt.den Cursor nach oben links</text:p>
      <text:p text:style-name="P3">ESC <text:s text:c="32"/>: Löscht den Bildschirm ab der Cursorposition</text:p>
      <text:p text:style-name="P3">Delete <text:s text:c="29"/>: Löscht das Zeichen unterm Cursor, Rest rückt auf</text:p>
      <text:p text:style-name="P3">SHIFT Delete <text:s text:c="23"/>: Löscht die Zeile, in der der Cursor steht, Rest rückt auf</text:p>
      <text:p text:style-name="P3">CONTROL Delete <text:s text:c="21"/>: Löscht die Zelle ab der Cursorposition</text:p>
      <text:p text:style-name="P3">Insert <text:s text:c="29"/>: Fügt ein Space an der Cursorposition ein</text:p>
      <text:p text:style-name="P3">SHIFT Insert <text:s text:c="23"/>: Fügt eine Zeile ab der Cursorposition ein</text:p>
      <text:p text:style-name="P3">CONTROL Insert <text:s text:c="21"/>: Schaltet den Insert-Modus an (Autoinsert)</text:p>
      <text:p text:style-name="P3">ALTERNATE Insert <text:s text:c="19"/>: Schaltet den Insert-Modus aus <text:s text:c="3"/></text:p>
      <text:p text:style-name="P3">Undo <text:s text:c="31"/>: Restauriert die Zeile (bis zum letzten RETURN)</text:p>
      <text:p text:style-name="P3">Help <text:s text:c="31"/>: Schreibt eine Zelle zurück, die. mit</text:p>
      <text:p text:style-name="P3">SHIFT Help <text:s text:c="25"/>: gespeichert wurde</text:p>
      <text:p text:style-name="P3">CONTROL 1-9 <text:s text:c="24"/>: Speichert den Bildschirminhalt in einen von zehn Buffer ab.</text:p>
      <text:p text:style-name="P3"><text:s text:c="38"/>Mit:1- 9 sind die Tasten über der Alpha- Tastatur gemeint.</text:p>
      <text:p text:style-name="P3"><text:s text:c="38"/>Es wird nur der Teil unter der Registeranzeige gespeichert!</text:p>
      <text:p text:style-name="P3">ALTERNATE 1 - 9 <text:s text:c="20"/>: Holt. den Bildschirminhalt aus einem Buffer zurück</text:p>
      <text:p text:style-name="P3">ALTERNATE Zahl <text:s text:c="21"/>: Wenn Sie eine Zahl über den Zehnerblock eingeben, wird das</text:p>
      <text:p text:style-name="P3"><text:s text:c="38"/>entsprechende ASCII-Zeichen ausgegeben. Drücken Sie z. B.</text:p>
      <text:p text:style-name="P3"><text:s text:c="38"/>ALTERNATE 138 (dann ALTERNATE loslassen), wird e</text:p>
      <text:p text:style-name="P3"><text:s text:c="38"/>ausgegeben.</text:p>
      <text:p text:style-name="P4">CONTROL <text:span text:style-name="T7">Ü <text:s/>Þ</text:span> <text:s text:c="23"/>: Damit können Sie durch den Cache blättern (entspricht den</text:p>
      <text:p text:style-name="P3"><text:s text:c="38"/>Pfeilen links neben der Registeranzeige) (siehe UNTRACE)</text:p>
      <text:p text:style-name="P3">CONTROL Clr/Home <text:s text:c="19"/>: Zeigt die aktuellen Register an (entspricht dem “Fuller” links</text:p>
      <text:p text:style-name="P3"><text:s text:c="38"/>von der Registeranzeige)</text:p>
      <text:p text:style-name="P3">Funktionstaste <text:s text:c="21"/>: Wählt eine der oben angezeigten Befehle an (siehe 5.2.)</text:p>
      <text:p text:style-name="P3">CTRL + ALT + Delete <text:s text:c="16"/>: Warmstart des Debuggers</text:p>
      <text:p text:style-name="P3">CTRL + ALT + Rechtes SFT + Del <text:s text:c="5"/>: Kaltstart das Debuggers</text:p>
      <text:p text:style-name="P3"><text:s text:c="38"/>(ist das gleiche wie der RESET-Taster. Mit zwei Resets</text:p>
      <text:p text:style-name="P3"><text:s text:c="38"/>schnell hintereinander wird der Debugger verlassen.)</text:p>
      <text:p text:style-name="P3">CONTROL + P <text:s text:c="24"/>: Setzt den PC an die aktuelle Adresse</text:p>
      <text:p text:style-name="P3">CONTROL + B + 0-9|A-F <text:s text:c="14"/>: Setzt einen. Breakpoint an die aktuelle Adresse</text:p>
      <text:p text:style-name="P3">CONTROL + G <text:s text:c="24"/>: Startet das Programm ab der aktuellen Adresse</text:p>
      <text:p text:style-name="P3"><text:s text:c="38"/>(die aktuelle Adresse steht am Zeilenanfang)</text:p>
      <text:p text:style-name="P3">SHIFT-SHIFT (beide) <text:s text:c="16"/>: das laufende Programm wird unterbrochen und es</text:p>
      <text:p text:style-name="P3"><text:s text:c="38"/>wird in den Debugger zurückgekehrt.</text:p>
      <text:p text:style-name="P3">CONTROL + Help <text:s text:c="21"/>: Der Debugger wird beendet und springt in den</text:p>
      <text:p text:style-name="P3"><text:s text:c="38"/>Assembler zurück. Das ist nur möglich, wenn der</text:p>
      <text:p text:style-name="P3"><text:s text:c="38"/>Debugger vom Assembler gestartet wurde.</text:p>
      <text:p text:style-name="P3">CONTROL + SHIFT + Help <text:s text:c="13"/>: Der Bildschirminhalt wird im DEGAS-Format</text:p>
      <text:p text:style-name="P3"><text:s text:c="38"/>abgespeichert.</text:p>
      <text:p text:style-name="P3">Caps Lock <text:s text:c="26"/>: Umschaltung Zehnerblock</text:p>
      <text:p text:style-name="P3"/>
      <text:p text:style-name="P3"/>
      <text:p text:style-name="P3"><text:s text:c="8"/>normal und mit SHIFT <text:s text:c="7"/>Mit Caps Lock ohne SHIFT</text:p>
      <text:p text:style-name="P3"><text:s text:c="8"/>( <text:s text:c="2"/>) <text:s text:c="2"/>/ <text:s text:c="2"/>* <text:s text:c="14"/>A <text:s text:c="2"/>B <text:s text:c="2"/>C <text:s text:c="2"/>D</text:p>
      <text:p text:style-name="P3"><text:s text:c="8"/>7 <text:s text:c="2"/>8 <text:s text:c="2"/>9 <text:s text:c="2"/>- <text:s text:c="14"/>7 <text:s text:c="2"/>8 <text:s text:c="2"/>9 <text:s text:c="2"/>E</text:p>
      <text:p text:style-name="P3"><text:s text:c="8"/>4 <text:s text:c="2"/>5 <text:s text:c="2"/>6 <text:s text:c="2"/>+ <text:s text:c="14"/>4 <text:s text:c="2"/>5 <text:s text:c="2"/>6 <text:s text:c="2"/>F</text:p>
      <text:p text:style-name="P3"><text:s text:c="8"/>1 <text:s text:c="2"/>2 <text:s text:c="2"/>3 <text:s text:c="2"/>En- <text:s text:c="12"/>1 <text:s text:c="2"/>2 <text:s text:c="2"/>3 <text:s text:c="2"/>En-</text:p>
      <text:p text:style-name="P3"><text:s text:c="8"/>0 <text:s text:c="6"/>, <text:s text:c="2"/>ter <text:s text:c="12"/>0 <text:s text:c="6"/>‚ <text:s text:c="2"/>ter</text:p>
      <text:p text:style-name="P5"/>
      <text:p text:style-name="P5"/>
      <text:p text:style-name="P5"/>
      <text:p text:style-name="P5"/>
      <text:p text:style-name="P1">Referenzkarte OMIKRON.Assembler</text:p>
      <text:p text:style-name="P5"/>
      <text:p text:style-name="P2">Die Tastaturbelegung des Assemblers</text:p>
      <text:p text:style-name="P5"/>
      <text:p text:style-name="P5">Backspace <text:s text:c="26"/>: löscht das Zeichen links vom Cursor</text:p>
      <text:p text:style-name="P5">Delete <text:s text:c="29"/>: löscht das Zeichen unter dem Cursor</text:p>
      <text:p text:style-name="P5">Insert <text:s text:c="29"/>: fügt ein Leerzeichen an der Cursorposition ein</text:p>
      <text:p text:style-name="P5">SHIFT Insert <text:s text:c="23"/>: fügt, eine Leerzeile ein</text:p>
      <text:p text:style-name="P5">CONTROL Delete <text:s text:c="21"/>: löscht die aktuelle‘ Zeile</text:p>
      <text:p text:style-name="P5">CONTROL Y <text:s text:c="26"/>: löscht die aktuelle Zeile</text:p>
      <text:p text:style-name="P5">CONTROL Insert <text:s text:c="21"/>: schaltet die Editiermodi um (Überschr./Autoinsert I/II)</text:p>
      <text:p text:style-name="P5">CLR/Home <text:s text:c="27"/>: zum Anfang der Seite</text:p>
      <text:p text:style-name="P5">SHIFT CLR/Home <text:s text:c="21"/>: zum Ende der Seite</text:p>
      <text:p text:style-name="P5">Tab <text:s text:c="32"/>: zur nächsten Tabulatorposition</text:p>
      <text:p text:style-name="P5">SHIFT Tab <text:s text:c="26"/>: zur nächsten Tabulatorposition ohne einzurücken.</text:p>
      <text:p text:style-name="P5">SHIFT Return <text:s text:c="23"/>: zur nächsten Zeile und fügt eine Leerzeile ein,</text:p>
      <text:p text:style-name="P5">CONTROL Þ <text:s text:c="26"/>: zum Ende der Zeile</text:p>
      <text:p text:style-name="P5">CONTROL Ü <text:s text:c="26"/>: zum Anfang der Zeile</text:p>
      <text:p text:style-name="P5">CONTROL Pfeil hoch <text:s text:c="17"/>: blättert eine Seite nach oben</text:p>
      <text:p text:style-name="P5">CONTROL Pfeil runter <text:s text:c="15"/>: blättert eine Seite nach unten</text:p>
      <text:p text:style-name="P5">CONTROL CLR/Home <text:s text:c="19"/>: zum Anfang des Sourcetexts</text:p>
      <text:p text:style-name="P5">CONTROL Z <text:s text:c="26"/>: zur Position der letzten Änderung</text:p>
      <text:p text:style-name="P5">CONTROL J <text:s text:c="26"/>: zum nächsten Fehler</text:p>
      <text:p text:style-name="P5">CONTROL S <text:s text:c="26"/>: zur nächten ";x"-Marke</text:p>
      <text:p text:style-name="P5">CONTROL SHIFT S <text:s text:c="20"/>: zur vorhergehenden ";x”-Marke</text:p>
      <text:p text:style-name="P5">ALTERNATE E <text:s text:c="24"/>: zum Ende des Sourcetexts</text:p>
      <text:p text:style-name="P5">ALTERNATE B <text:s text:c="24"/>: zum Blockanfang</text:p>
      <text:p text:style-name="P5">ALTERNATE K <text:s text:c="24"/>: zum Blockende</text:p>
      <text:p text:style-name="P5">ALTERNATE Z <text:s text:c="24"/>: zur Zelle (akt. Z.wird für CTRL Z gemerkt</text:p>
      <text:p text:style-name="P5">ALTERNATE SHIFT Z <text:s text:c="18"/>: zur Zeile o. erneute Abfrage des Label-namens</text:p>
      <text:p text:style-name="P5">ALTERNATE S <text:s text:c="24"/>: zur nächsten nicht-tokenisierbaren Z.(A-<text:span text:style-name="T3">Load</text:span>)</text:p>
      <text:p text:style-name="P5">ALTERNATE SHIFT S <text:s text:c="18"/>: zur letzten nicht-tokenisierbaren Zeile</text:p>
      <text:p text:style-name="P5">ALTERNATE J <text:s text:c="24"/>: zum nächsten Fehler</text:p>
      <text:p text:style-name="P5">ALTERNATE SHIFT J <text:s text:c="18"/>: zum vorherigen Fehler</text:p>
      <text:p text:style-name="P5">ALTERNATE 1-0 <text:s text:c="22"/>: Zu einer Positionsmarkierung</text:p>
      <text:p text:style-name="P5">ALTERNATE 8 <text:s text:c="24"/>: zum Anfang des TEXT-Segments</text:p>
      <text:p text:style-name="P5">ALTERNATE * <text:s text:c="24"/>: zum Anfang des DATA-Segments</text:p>
      <text:p text:style-name="P5">ALTERNATE = <text:s text:c="24"/>: zum Anfang des Block-Storage-Segments (BSS)</text:p>
      <text:p text:style-name="P5">CONTROL 1-0 <text:s text:c="24"/>: setzt eine Positionsmarkierung</text:p>
      <text:p text:style-name="P5">CONTROL SHIFT 1-0 <text:s text:c="18"/>: löscht eine Positionsmarkierung</text:p>
      <text:p text:style-name="P5">ALTERNATE 1- 0 <text:s text:c="21"/>: zu einer Positionsmarkierung</text:p>
      <text:p text:style-name="P5">CONTROL 8 <text:s text:c="26"/>: markiert den Blockanfang (auch mit der Maus)</text:p>
      <text:p text:style-name="P5">CONTROL K <text:s text:c="26"/>: markiert das Blockende (auch mit der Maus)</text:p>
      <text:p text:style-name="P5">ALTERNATE B <text:s text:c="24"/>: zum Blockanfang</text:p>
      <text:p text:style-name="P5">ALTERNATE K <text:s text:c="24"/>: zum Blockende</text:p>
      <text:p text:style-name="P5">CONTROL H <text:s text:c="26"/>: löscht die Blockmarkierungen (Hide Block)</text:p>
      <text:p text:style-name="P5">ALTERNATE Y <text:s text:c="24"/>: löscht den Block</text:p>
      <text:p text:style-name="P5">CONTROL D <text:s text:c="26"/>: dupliziert die Zeile, in der der Cursor steht.</text:p>
      <text:p text:style-name="P5">CONTROL F <text:s text:c="26"/>: sucht ein Symbol (nur zu Symbolaufrufen)</text:p>
      <text:p text:style-name="P5">CONTROL L <text:s text:c="26"/>: sucht einen ASCII-Text</text:p>
      <text:p text:style-name="P5">CONTROL E <text:s text:c="26"/>: sucht und ersetzt einen ASCII-Text</text:p>
      <text:p text:style-name="P5">ALTERNATE F <text:s text:c="24"/>; setzt die Symbolsuche fort</text:p>
      <text:p text:style-name="P5">ALTERNATE L <text:s text:c="24"/>: setzt die ASCII-Suche fort</text:p>
      <text:p text:style-name="P5">CONTROL W <text:s text:c="26"/>: Zahlenbasis wandeln (Dez/Hex/Bin/“ASC“/‘ASC‘)</text:p>
      <text:p text:style-name="P5">CONTROL + <text:s text:c="26"/>: Zeichensatz ausgeben (Auswahl mit Maus)</text:p>
      <text:p text:style-name="P5">ALTERNATE SHIFT Help <text:s text:c="15"/>: Speichert den Bildschirminhalt im DEGAS-Format</text:p>
      <text:p text:style-name="P5"/>
      <text:p text:style-name="P5"/>
      <text:p text:style-name="P5"/>
      <text:p text:style-name="P5"/>
      <text:p text:style-name="P11">Pseudoopc<text:span text:style-name="T9">o</text:span>des des Assemblers</text:p>
      <text:p text:style-name="P5"/>
      <text:p text:style-name="P5">^^DATE <text:s text:c="33"/>27 <text:s text:c="5"/>ergibt das Datum im TOS-Format</text:p>
      <text:p text:style-name="P5">^^TIME <text:s text:c="33"/>27 <text:s text:c="5"/>ergibt die Uhrzeit im TOS-Format</text:p>
      <text:p text:style-name="P5">^^RSCOUNT <text:s text:c="30"/>27 <text:s text:c="5"/>ergibt den akt. Stand des RS-Counters</text:p>
      <text:p text:style-name="P5">BASE (DC.(B|W) | (AO- A7) <text:s text:c="22"/>stellt einen Adressierungsoffset ein</text:p>
      <text:p text:style-name="P5"><text:s text:c="4"/>|TEXT|DATA|BSS|Label <text:s text:c="15"/>33</text:p>
      <text:p text:style-name="P5">LSECTION) BSS (BSS) <text:s text:c="20"/>30 <text:s text:c="5"/>Beginn des Block-Storage-Segments</text:p>
      <text:p text:style-name="P5">CNOP Offset, Justierung <text:s text:c="16"/>34 <text:s text:c="5"/>PC wird durch Justierung <text:span text:style-name="T14">teilbar</text:span></text:p>
      <text:p text:style-name="P5">LSECTION) DATA (.DATA) <text:s text:c="17"/>30 <text:s text:c="5"/>Beginn des DATA-Segments</text:p>
      <text:p text:style-name="P5">DC.(B|W|L) Wert,Wert (DC.(B|W|L)) <text:s text:c="6"/>25 <text:s text:c="5"/>definiere konstanten</text:p>
      <text:p text:style-name="P5">DS.(B|W|L) Wert[,Füllwert] <text:s text:c="21"/>reserviert Speicher</text:p>
      <text:p text:style-name="P5"><text:s text:c="4"/>(.DS.(B|W|L) | BLK.(B|W|L) | <text:s text:c="15"/>(Größe in B|W|L = Wert)</text:p>
      <text:p text:style-name="P5"><text:s text:c="4"/>DABSS.(B|W|L) | DCB.(B|W|L)) <text:s text:c="7"/>28</text:p>
      <text:p text:style-name="P5">DX[.B] 'String' <text:s text:c="24"/>28 <text:s text:c="5"/>definiert Stringkonstante mit fester Länge</text:p>
      <text:p text:style-name="P5">DXSET Länge[,Füllwert] <text:s text:c="17"/>28 <text:s text:c="5"/>s<text:span text:style-name="T14">e</text:span>tzt Länge der Stringkonstante</text:p>
      <text:p text:style-name="P5">ELSE <text:s text:c="35"/>36 <text:s text:c="5"/>wird übers e:zt, wenn Bedine Gung nicht erfüllt</text:p>
      <text:p text:style-name="P5">END (.END) <text:s text:c="29"/>31 <text:s text:c="5"/>Ende des Sourcetex<text:span text:style-name="T14">t</text:span>es</text:p>
      <text:p text:style-name="P5">ENDC (ENDIF) <text:s text:c="27"/>36 <text:s text:c="5"/>Ende einer IF-Struktur (bedingte Assembl.}</text:p>
      <text:p text:style-name="P5">ENDR <text:s text:c="35"/>35 <text:s text:c="5"/>Ende einer REPEAT-Schleife</text:p>
      <text:p text:style-name="P5">EVEN (.EVEN | ALIGN[.W]) <text:s text:c="15"/>28 <text:s text:c="5"/>begradi<text:span text:style-name="T15">g</text:span>t. die nächste Adresse</text:p>
      <text:p text:style-name="P5">FAIL [Text] <text:s text:c="28"/>36 <text:s text:c="5"/>gibt Fehlertext aus <text:span text:style-name="T15">(</text:span>bedingte Assemblieren)</text:p>
      <text:p text:style-name="P5">IBYTES ’Filename'</text:p>
      <text:p text:style-name="P5"><text:s text:c="4"/>[,[Anzahl][,Posi<text:span text:style-name="T9">t</text:span>ion]] (INCBIN) <text:s text:c="4"/>32 <text:s text:c="5"/>lädt ein File von Diskette nach</text:p>
      <text:p text:style-name="P5">IF[NE] Bedingung <text:s text:c="23"/>36 <text:s text:c="5"/>Assemblieren, fal<text:span text:style-name="T15">l</text:span>s Bedingung erfül<text:span text:style-name="T15">l</text:span>t</text:p>
      <text:p text:style-name="P6">IFD Label <text:s text:c="30"/>36 <text:s text:c="5"/>Assemblieren, falls Label definiert</text:p>
      <text:p text:style-name="P5">IFEQ Bedingung <text:s text:c="25"/>36 <text:s text:c="5"/>Assemblieren, falls Bedingung nicht erfüllt</text:p>
      <text:p text:style-name="P6">IFGE Ausdruck <text:s text:c="26"/>36 <text:s text:c="5"/>Assemblieren, falls Ausdruck &gt;= 0</text:p>
      <text:p text:style-name="P6">IFGT Ausdruck <text:s text:c="26"/>36 <text:s text:c="5"/>Assemblieren, falls Ausdruck &gt;» G</text:p>
      <text:p text:style-name="P6">IFLE Ausdruck <text:s text:c="26"/>36 <text:s text:c="5"/>Assemblieren, falls Ausdruck &lt;-: 0</text:p>
      <text:p text:style-name="P6">IFLT Ausdruck <text:s text:c="26"/>36 <text:s text:c="5"/>Assemblieren, falls Ausdruck &lt;&lt; Q</text:p>
      <text:p text:style-name="P6">IFND Label <text:s text:c="29"/>36 <text:s text:c="5"/>Assemblieren, falls Label nich<text:span text:style-name="T15">t</text:span> <text:span text:style-name="T15">d</text:span>efiniert</text:p>
      <text:p text:style-name="P5">ILLEGAL <text:s text:c="32"/>35 <text:s text:c="5"/>fügt <text:span text:style-name="T15">$</text:span>4AFC ein, löst <text:span text:style-name="T15">ill</text:span>egal ins<text:span text:style-name="T15">t</text:span>ruction aus</text:p>
      <text:p text:style-name="P5">OPT (D|W|S|M|C|N)(+|-)(, ...) <text:s text:c="10"/>31 <text:s text:c="5"/><text:span text:style-name="T15">S</text:span>tellt <text:span text:style-name="T4">Assembleroptionen</text:span> ein</text:p>
      <text:p text:style-name="P5">ORG Adresse[,^] <text:s text:c="24"/>35 <text:s text:c="5"/>Ste<text:span text:style-name="T15">l</text:span>lt Adresse für abs<text:span text:style-name="T15">olu</text:span>te A<text:span text:style-name="T15">s</text:span>sembl. ein</text:p>
      <text:p text:style-name="P5">OUTPUT <text:s text:c="33"/>32 <text:s text:c="5"/>Stellt Narren ein, unter d<text:span text:style-name="T15">e</text:span>m ges<text:span text:style-name="T15">p</text:span>eichert wird</text:p>
      <text:p text:style-name="P5">PATH <text:s text:c="35"/>32 <text:s text:c="5"/>Pfadname für IBYTES</text:p>
      <text:p text:style-name="P5">REPT Anzahl <text:s text:c="28"/>35 <text:s text:c="5"/>Begin<text:span text:style-name="T15">n</text:span> einer REPEAT-Struck<text:span text:style-name="T15">l</text:span>ur</text:p>
      <text:p text:style-name="P5">RS.(B|W|L) <text:s text:c="29"/>29 <text:s text:c="5"/>reserviert Speicher</text:p>
      <text:p text:style-name="P5">RSRESET <text:s text:c="32"/>29 <text:s text:c="5"/>Setzt RS-Counter zurück</text:p>
      <text:p text:style-name="P5">RSSET Wert <text:s text:c="29"/>29 <text:s text:c="5"/>Setzt den RS-Counter</text:p>
      <text:p text:style-name="P5">RSEVEN <text:s text:c="33"/>30 <text:s text:c="5"/>Begradigt den RS-Counter</text:p>
      <text:p text:style-name="P5">RSBSS <text:s text:c="34"/>30 <text:s text:c="5"/>Addiert RS-Counter zur BSS-Länge, RS=0</text:p>
      <text:p text:style-name="P5">Symbol EQU Wert (.EQU|=|==|.=) <text:s text:c="9"/>31 <text:s text:c="5"/>Ordnet einem Label einen Wert zu</text:p>
      <text:p text:style-name="P5">Symbol REG Registerliste <text:s text:c="15"/>31 <text:s text:c="5"/>Definiert Registerliste für movem</text:p>
      <text:p text:style-name="P5">[SECTION] TEXT (.TEXT) <text:s text:c="17"/>30 <text:s text:c="5"/>Beginn des Textsegments</text:p>
      <text:p text:style-name="P5"/>
      <text:p text:style-name="P5"/>
      <text:p text:style-name="P5">Die Debugger-befehle</text:p>
      <text:p text:style-name="P5">) ASCII-Daten <text:s text:c="26"/>85 <text:s text:c="5"/>ASC-Präfix licht vor ASC-Du<text:span text:style-name="T16">m</text:span>p</text:p>
      <text:p text:style-name="P5">‚Term{,Term} <text:s text:c="27"/>64 <text:s text:c="5"/>Schreibt Daten in Speicher (byteweise)</text:p>
      <text:p text:style-name="P5">.(W|L)Term{,Term} <text:s text:c="22"/>64 <text:s text:c="5"/>Schreibt Daten wort- oder langwortweise</text:p>
      <text:p text:style-name="P5">/ Hex-Daten <text:s text:c="28"/>64 <text:s text:c="5"/>Schreibt Hex-Daten (Disasse<text:span text:style-name="T15">m</text:span>b<text:span text:style-name="T15">l</text:span>e)</text:p>
      <text:p text:style-name="P5">? Term{,Term} <text:s text:c="26"/>64 <text:s text:c="5"/>Berechnet Term und gibt ihn aus</text:p>
      <text:p text:style-name="P5">ASCFIND [Von.Bis],String <text:s text:c="15"/>61 <text:s text:c="5"/>Sucht nach Strings in Disass.-Listings</text:p>
      <text:p text:style-name="P5">ASCII [Von][[.]I#[Zeilen]]|[,Bis] <text:s text:c="6"/>67 <text:s text:c="5"/>Zeigt Speicherbereich an (ASC)</text:p>
      <text:p text:style-name="P5">(BREAKPOINTSIB) [(Nummer[=Adresse[‚(*|=[Wert]|Anzahl|</text:p>
      <text:p text:style-name="P5"><text:s text:c="4"/>?Bedingung)]])|(K[Nummer])] <text:s text:c="8"/>55 <text:s text:c="5"/>Setzt/Löscht/Zeigt Breakpoints</text:p>
      <text:p text:style-name="P5">BSSCLEAR <text:s text:c="31"/>75 <text:s text:c="5"/>Löscht das BSS</text:p>
      <text:p text:style-name="P5">CHECKSUMME [Adr [,P<text:span text:style-name="T9">r</text:span>üfsum<text:span text:style-name="T9">me</text:span>[,Anzahl]]] <text:s/>75 <text:s text:c="5"/>Berechnet eine Prüfsumme</text:p>
      <text:p text:style-name="P5">CLR [Von][,Bis] <text:s text:c="24"/>72 <text:s text:c="5"/>Löscht einen Speicherbereich</text:p>
      <text:p text:style-name="P5">CLRCACHE <text:s text:c="31"/>71 <text:s text:c="5"/>Löscht Cache (Register/Befehls speicher)</text:p>
      <text:p text:style-name="P5">CLS <text:s text:c="35"/>172 <text:s text:c="5"/>Löscht den Bildschirm</text:p>
      <text:p text:style-name="P5">COMPARE Von,Bis,Adresse <text:s text:c="16"/>72 <text:s text:c="5"/>Vergleicht zwei Speicherbereiche</text:p>
      <text:p text:style-name="P5">CONTINUE <text:s text:c="31"/>62 <text:s text:c="5"/>Setzt Suche fort (ASCFIND, FIND, HUNT)</text:p>
      <text:p text:style-name="P5">(MOVE|COPY) Von,Bis,Nach <text:s text:c="15"/>77 <text:s text:c="5"/>Kopiert einen Speicherbereich</text:p>
      <text:p text:style-name="P5">CR [Anzahl] <text:s text:c="28"/>65 <text:s text:c="5"/>gibt (Anzahl) Leerzeilen aus</text:p>
      <text:p text:style-name="P5">CURSOR Nummer <text:s text:c="26"/>77 <text:s text:c="5"/>Stellt Aussehen des Cursors ein</text:p>
      <text:p text:style-name="P5">DIRECTORY [Pfad][Suchmaske] <text:s text:c="11"/>156 <text:s text:c="5"/>Inhaltsverzeichnis, stellt Pfadnamen ein</text:p>
      <text:p text:style-name="P5">DISASSEMBLE [Von][[,]#[Zeilen]]|[,Bis] <text:s/>57 <text:s text:c="5"/>Disassembliert, mit Hex-Code ohne Labels</text:p>
      <text:p text:style-name="P5">DO|(CALL [Adresse][,Breakpoint]) <text:s text:c="7"/>67 <text:s text:c="5"/>Führt ein Unter<text:span text:style-name="T11">p</text:span>rogramm aus</text:p>
      <text:p text:style-name="P5">(DUMP|MEMORY)[.(B|W|L)] [Von][[,]#[Zeilen]]|[ Bis]</text:p>
      <text:p text:style-name="P5"><text:s text:c="40"/>66 <text:s text:c="5"/>Zeigt einen Speicherbereich an (Hex/ASC)</text:p>
      <text:p text:style-name="P5">(ERASE|KILL) Filename <text:s text:c="17"/>173 <text:s text:c="5"/>Löscht ein File</text:p>
      <text:p text:style-name="P5">EXIT|QUIT|SYSTEM <text:s text:c="23"/>60 <text:s text:c="5"/>Verlaßt gen Debugger</text:p>
      <text:p text:style-name="P7">FATTRIBUT [Name][,Attribut] <text:s text:c="11"/>174 <text:s text:c="5"/>Setzt <text:span text:style-name="T11">file</text:span>attribu<text:span text:style-name="T11">te</text:span></text:p>
      <text:p text:style-name="P5">FCLOSE <text:s text:c="32"/>165 <text:s text:c="5"/>Schließt eine Datei (für FILE}</text:p>
      <text:p text:style-name="P5">FILEbefehl <text:s text:c="28"/>165 <text:s text:c="5"/>Ausgabe des Folgebefehl auf File</text:p>
      <text:p text:style-name="P5">FILL Von,Bis,Wert{‚Wert} <text:s text:c="15"/>71 <text:s text:c="5"/>Füllt einen Speicherbereich</text:p>
      <text:p text:style-name="P5">FIND [Von,Bis],Term <text:s text:c="20"/>61 <text:s text:c="5"/>Durchsucht einen Speicherbereich</text:p>
      <text:p text:style-name="P5">FOPEN Filename <text:s text:c="24"/>165 <text:s text:c="5"/>Öffnet ein File (für FILE)</text:p>
      <text:p text:style-name="P5">FORMAT [(DIS)S][,Laufwerk] <text:s text:c="12"/>174 <text:s text:c="5"/>Formatiert eine Diskette</text:p>
      <text:p text:style-name="P5">FREE [Laufwerk] <text:s text:c="23"/>173 <text:s text:c="5"/><text:span text:style-name="T14">E</text:span>rinittelt freien Speicher auf Laufwerk</text:p>
      <text:p text:style-name="P5">GETCACHE <text:s text:c="31"/>71 <text:s text:c="5"/>Holt Registerwerte aus Cache</text:p>
      <text:p text:style-name="P5">GETREGISTER [Adresse] <text:s text:c="18"/>75 <text:s text:c="5"/>Holt Registerwerte aus Speicher</text:p>
      <text:p text:style-name="P5">GO [Adresse][,Breakpoint] <text:s text:c="14"/>60 <text:s text:c="5"/>Startet ein Programm ab Adresse IPC</text:p>
      <text:p text:style-name="P5">HUNT [Von,Bis],Term <text:s text:c="20"/>61 <text:s text:c="5"/>Durchsucht einen Speicherbereich (.w)</text:p>
      <text:p text:style-name="P5">IF [Register Bedingung Term] <text:s text:c="11"/>68 <text:s text:c="5"/>Stellt Abbruchbedingung ein</text:p>
      <text:p text:style-name="P5">INFO <text:s text:c="35"/>62 <text:s text:c="5"/>Gibt Start von TEXT-, DATA- und BSS aus</text:p>
      <text:p text:style-name="P5">INITREGISTER <text:s text:c="27"/>76 <text:s text:c="5"/>Setzt alle Register auf null</text:p>
      <text:p text:style-name="P5">KEY [([CIA]F Nummer=Text)] <text:s text:c="13"/>72 <text:s text:c="5"/>Belegt eine Funktionstaste</text:p>
      <text:p text:style-name="P5">(ERASE|KILL) Filename <text:s text:c="17"/>173 <text:s text:c="5"/>Löscht ein File</text:p>
      <text:p text:style-name="P5">(((S|L)ET)|-)(ALL|Variable)=Term <text:s text:c="7"/>66 <text:s text:c="5"/>Setzt ein(alle) Register</text:p>
      <text:p text:style-name="P5">LEXECUTE [Filename][,"Commandline”] <text:s text:c="4"/>55 <text:s text:c="5"/>Lädt ein Programm zum Debu<text:span text:style-name="T10">g</text:span>gen (Revoziert)</text:p>
      <text:p text:style-name="P5">LINE <text:s text:c="35"/>65 <text:s text:c="5"/>gibt 79 ma<text:span text:style-name="T14">l</text:span> "-" aus</text:p>
      <text:p text:style-name="P5">LIST [Von][[,]#[Zeilen]|[,Bis] <text:s text:c="9"/>58 <text:s text:c="5"/>Disassembliert, mit Labels ohne Hex-Code</text:p>
      <text:p text:style-name="P5">LOAD Filename[‚Adresse] <text:s text:c="15"/>155 <text:s text:c="5"/>Lädt ein File in den Speicher</text:p>
      <text:p text:style-name="P5">(DUMP|MEMORY)[.(B|W|L)] [Von][[,]#[Zeilen]]|[ Bis]</text:p>
      <text:p text:style-name="P5"><text:s text:c="40"/>66 <text:s text:c="5"/>Zeigt einen Speicherbereich an (Hex/ASC)</text:p>
      <text:p text:style-name="P5">M[OUSE]OFF <text:s text:c="28"/>173 <text:s text:c="5"/>Schaltet die Maus aus</text:p>
      <text:p text:style-name="P5">M[OUSE]ON <text:s text:c="29"/>173 <text:s text:c="5"/>Schaltet die Maus ein</text:p>
      <text:p text:style-name="P5">(MOVE|COPY) Von,Bis,Nach <text:s text:c="15"/>71 <text:s text:c="5"/>Kopiert einen Speicherbereich</text:p>
      <text:p text:style-name="P5">MKDIRECTORY Filename <text:s text:c="18"/>173 <text:s text:c="5"/>Richtet ein Unterverzeichnis ein</text:p>
      <text:p text:style-name="P5">NAME Altname,Neuname <text:s text:c="18"/>174 <text:s text:c="5"/>Benennt ein File um</text:p>
      <text:p text:style-name="P5">OBSERVE [Trap[‚(?|-1|Liste)]] <text:s text:c="10"/>70 <text:s text:c="5"/>Fängt bestimmte Traps ab</text:p>
      <text:p text:style-name="P5">! Opcode <text:s text:c="31"/>64 <text:s text:c="5"/>Präfix Opcode (Ausgabe von LIST)</text:p>
      <text:p text:style-name="P5">PRNbefehl <text:s text:c="30"/>65 <text:s text:c="5"/>Ausgabe des Folgebefehls auf Drucker</text:p>
      <text:p text:style-name="P5">(READTRACK|RTRACK) [Track[,Seite[,Adresse[,Laufwerk]]]</text:p>
      <text:p text:style-name="P5"><text:s text:c="40"/>79 <text:s text:c="5"/>Liest einen kompletten, Track</text:p>
      <text:p text:style-name="P5">(RS|READSECTOR) [Track[,Sektor[,Seite[,Adresse</text:p>
      <text:p text:style-name="P5"><text:s text:c="4"/>[,Laufwerk]]]]] <text:s text:c="19"/>178 <text:s text:c="5"/>Liest Sektoren (XBIOS 8)</text:p>
      <text:p text:style-name="P5">RESET [A[LL][,Vektoren]] <text:s text:c="15"/>75 <text:s text:c="5"/>Die Syste<text:span text:style-name="T14">m</text:span>vektoren gesetzt (auf Debugger)</text:p>
      <text:p text:style-name="P5">RESIDENT <text:s text:c="31"/>82 <text:s text:c="5"/>Verläßt den Debugger (bleibt resident)</text:p>
      <text:p text:style-name="P5">RMDIRECTORY Filename <text:s text:c="18"/>173 <text:s text:c="5"/>Löscht ein Unterverz<text:span text:style-name="T14">e</text:span>ichnis (muß leer seln)</text:p>
      <text:p text:style-name="P5">RWABS Rwfl.‚Buf.,Anzahl,Recno,Laufwerk 178 <text:s text:c="5"/>Schreibt(Liest) Sektoren (BIOS 4)</text:p>
      <text:p text:style-name="P5">SAVE [Date|name][‚Anfadr‚Endadr] <text:s text:c="6"/>163 <text:s text:c="5"/>Speichert einen Speicherbereich auf Disk</text:p>
      <text:p text:style-name="P5">SAVE ![H][R] <text:s text:c="26"/>177 <text:s text:c="5"/>Speichert Einstellungen</text:p>
      <text:p text:style-name="P5">SCROLLOFF/SCROLLON [Fangradius] <text:s text:c="8"/>77 <text:s text:c="5"/>Schaltet Auto-Scrolling ein(aus)</text:p>
      <text:p text:style-name="P5">SHOW (Adr[.(B|W|L)][,Anzahl])|(,.Num) <text:s text:c="2"/>66 <text:s text:c="5"/>Zeigt Speicherbereich ständig an.</text:p>
      <text:p text:style-name="P5">"String["] <text:s text:c="29"/>66 <text:s text:c="5"/>String ausgeben (PRN oder FILE)</text:p>
      <text:p text:style-name="P5">(((S|L)ET)|-)(ALL|Variable)=Term <text:s text:c="7"/>66 <text:s text:c="5"/>Setzt ein(alle) Register</text:p>
      <text:p text:style-name="P5">SWITCH <text:s text:c="33"/>76 <text:s text:c="5"/>Scha<text:span text:style-name="T10">l</text:span>tet Auflösung um</text:p>
      <text:p text:style-name="P5">SYMBOLTABLE [Von][[,]#[Zeilen]]|[,Bis] <text:s/>58 <text:s text:c="5"/>Gibt Symboltabelle aus</text:p>
      <text:p text:style-name="P5">SYNC50 /SYNC60 <text:s text:c="25"/>77 <text:s text:c="5"/>Stellt Bildfrequenz ein,</text:p>
      <text:p text:style-name="P5">]Term <text:s text:c="34"/>64 <text:s text:c="5"/>Schreibt Daten (ohne Neuausgabe)</text:p>
      <text:p text:style-name="P5">TRACE [Anzahl] <text:s text:c="25"/>63 <text:s text:c="5"/>Führt einen(mehrere) Befehle aus (Ft)</text:p>
      <text:p text:style-name="P5">TYPE [Date|name] <text:s text:c="22"/>178 <text:s text:c="5"/>Anzeigen einer Datei (ASC)</text:p>
      <text:p text:style-name="P5">UNTRACE [Adresse[,Anzahl]] <text:s text:c="13"/>67 <text:s text:c="5"/>Führt ein Programm bis zur Abbruchbed, aus</text:p>
      <text:p text:style-name="P5">(WS|WRITESEKTOR) [Track[,Sektor[,Seite[,Adresse</text:p>
      <text:p text:style-name="P5"><text:s text:c="4"/>[,Laufwerk]]]]] <text:s text:c="19"/>179 <text:s text:c="5"/>Schreibt Sektoren (XBIOS 8)</text:p>
      <text:p text:style-name="P5">Befehl <text:s text:c="33"/>79 <text:s text:c="5"/>Führt einen Befehl sofort aus</text:p>
      <text:p text:style-name="P10">Reference Card OMIKRON.Debugger</text:p>
      <text:p text:style-name="P5"/>
      <text:p text:style-name="P2">The Keyboard Layout of the Debugger</text:p>
      <text:p text:style-name="P5"/>
      <text:p text:style-name="P8">SHIFT <text:span text:style-name="T8">Ý</text:span> <text:s text:c="28"/>: Scrolls the screen (the cursor stops)</text:p>
      <text:p text:style-name="P8">SHIFT + CONTROL <text:span text:style-name="T8">Ý</text:span> <text:s text:c="18"/>: Scroll the screen and moves the cursor with</text:p>
      <text:p text:style-name="P8">SHIFT <text:span text:style-name="T8">Ü <text:s/>Þ</text:span> <text:s text:c="25"/>: Moves the cursor on the left / right edge</text:p>
      <text:p text:style-name="P5">Backspace <text:s text:c="26"/>: Deletes the sign in front of the cursor</text:p>
      <text:p text:style-name="P5">TAB <text:s text:c="32"/>: The cursor jumps to the next 8-time position</text:p>
      <text:p text:style-name="P5">CONTROL RETURN <text:s text:c="21"/>: Sets the cursor in the lower-left corner</text:p>
      <text:p text:style-name="P5">SHIFT RETURN <text:s text:c="23"/>: Writes CR</text:p>
      <text:p text:style-name="P5">Clr/Home <text:s text:c="27"/>: Sets the cursor into the upper-left corner</text:p>
      <text:p text:style-name="P5">SHIFT Clr/Home <text:s text:c="21"/>: Deletes the screen, set the cursor to the upper-left</text:p>
      <text:p text:style-name="P5">ESC <text:s text:c="32"/>: Deletes the screen from the cursor position</text:p>
      <text:p text:style-name="P5">Delete <text:s text:c="29"/>: Deletes the sign under the cursor, remainder moves on</text:p>
      <text:p text:style-name="P5">SHIFT Delete <text:s text:c="23"/>: Deletes the line in which the cursor is resting on</text:p>
      <text:p text:style-name="P5">CONTROL Delete <text:s text:c="21"/>: Deletes the cell from the cursor position</text:p>
      <text:p text:style-name="P5">Insert <text:s text:c="29"/>: Inserts a space at the cursor position</text:p>
      <text:p text:style-name="P5">SHIFT Insert <text:s text:c="23"/>: Inserts a line from the cursor position</text:p>
      <text:p text:style-name="P5">CONTROL Insert <text:s text:c="21"/>: <text:span text:style-name="T3">Cycle</text:span> the INSERT mode (<text:span text:style-name="T1">Auto-</text:span>Insert)</text:p>
      <text:p text:style-name="P5">ALTERNATE Insert <text:s text:c="19"/>: <text:span text:style-name="T3">Cycle</text:span> the INSERT mode</text:p>
      <text:p text:style-name="P5">Undo <text:s text:c="31"/>: Restores the line (until the last return)</text:p>
      <text:p text:style-name="P5">Help <text:s text:c="31"/>: Write a cell back, with which</text:p>
      <text:p text:style-name="P5">SHIFT Help <text:s text:c="25"/>: was saved</text:p>
      <text:p text:style-name="P5">CONTROL 1-9 <text:s text:c="24"/>: Stores the screen content in one of ten buffers.</text:p>
      <text:p text:style-name="P5"><text:s text:c="38"/>With: 1-9, the keys are meant above the alpha keyboard.</text:p>
      <text:p text:style-name="P5"><text:s text:c="38"/>Only the part is stored under the register indicator!</text:p>
      <text:p text:style-name="P5">ALTERNATE 1 - 9 <text:s text:c="20"/>: Retrieve the screen content from a buffer</text:p>
      <text:p text:style-name="P9">ALTERNATE Number <text:s text:c="19"/>: If you enter a number on the numeric keypad, <text:span text:style-name="T1">outputs the</text:span></text:p>
      <text:p text:style-name="P9"><text:span text:style-name="T1"><text:s text:c="38"/>the appropriate ASCII character. Press </text:span>e.g.</text:p>
      <text:p text:style-name="P5"><text:s text:c="38"/>Alternate 138 (then release alternate), E is output.</text:p>
      <text:p text:style-name="P5"><text:s text:c="38"/>appropriate ASCII characters output.</text:p>
      <text:p text:style-name="P8">CONTROL <text:span text:style-name="T8">Ü <text:s/>Þ</text:span> <text:s text:c="23"/>: This allows you to scroll through the cache (corresponds to the</text:p>
      <text:p text:style-name="P5"><text:s text:c="38"/>arrows to the left of the register indicator) (see Untrace)</text:p>
      <text:p text:style-name="P5">CONTROL Clr/Home <text:s text:c="19"/>: Displays the current registers (corresponds to the "Fuller" links</text:p>
      <text:p text:style-name="P5"><text:s text:c="38"/>from the register notice)</text:p>
      <text:p text:style-name="P5">Function key <text:s text:c="23"/>: Selects one of the commands displayed above (see 5.2.)</text:p>
      <text:p text:style-name="P5">CTRL + ALT + Delete <text:s text:c="16"/>: <text:span text:style-name="T1">W</text:span>arm-start <text:span text:style-name="T1">the </text:span>Debugger</text:p>
      <text:p text:style-name="P5">CTRL + ALT + Right SFT + Del <text:s text:c="7"/>: Cold-start the Debugger</text:p>
      <text:p text:style-name="P5"><text:s text:c="38"/>(is the same as the Reset button. With two Resets</text:p>
      <text:p text:style-name="P5"><text:s text:c="38"/>quickly in a row will leave the Debugger.)</text:p>
      <text:p text:style-name="P5">CONTROL + P <text:s text:c="24"/>: Sets the PC to the current address</text:p>
      <text:p text:style-name="P5">CONTROL + B + 0-9|A-F <text:s text:c="14"/>: Sets Breakpoint to the current address</text:p>
      <text:p text:style-name="P5">CONTROL + G <text:s text:c="24"/>: Start the program from the current address</text:p>
      <text:p text:style-name="P5"><text:s text:c="38"/>(The current address is at the beginning of the line)</text:p>
      <text:p text:style-name="P5">SHIFT-SHIFT (both) <text:s text:c="17"/>: The current program is interrupted and it</text:p>
      <text:p text:style-name="P5"><text:s text:c="38"/>is returned to the Debugger.</text:p>
      <text:p text:style-name="P5">CONTROL + Help <text:s text:c="21"/>: The Debugger is ended and jumps back into the</text:p>
      <text:p text:style-name="P5"><text:s text:c="38"/>Assembler. That's only possible if the</text:p>
      <text:p text:style-name="P5"><text:s text:c="38"/>Debugger was started by the Assembler.</text:p>
      <text:p text:style-name="P5">CONTROL + SHIFT + Help <text:s text:c="13"/>: The screen content is saved in Degas-format.</text:p>
      <text:p text:style-name="P5">Caps Lock <text:s text:c="26"/>: Toggle keypad</text:p>
      <text:p text:style-name="P5"/>
      <text:p text:style-name="P5"/>
      <text:p text:style-name="P5"><text:s text:c="8"/><text:span text:style-name="T2">N</text:span>ormal and with SHIFT <text:s text:c="6"/>With Caps-Lock, without SHIFT</text:p>
      <text:p text:style-name="P5"><text:s text:c="8"/>( <text:s text:c="2"/>) <text:s text:c="2"/>/ <text:s text:c="2"/>* <text:s text:c="14"/>A <text:s text:c="2"/>B <text:s text:c="2"/>C <text:s text:c="2"/>D</text:p>
      <text:p text:style-name="P5"><text:s text:c="8"/>7 <text:s text:c="2"/>8 <text:s text:c="2"/>9 <text:s text:c="2"/>- <text:s text:c="14"/>7 <text:s text:c="2"/>8 <text:s text:c="2"/>9 <text:s text:c="2"/>E</text:p>
      <text:p text:style-name="P5"><text:s text:c="8"/>4 <text:s text:c="2"/>5 <text:s text:c="2"/>6 <text:s text:c="2"/>+ <text:s text:c="14"/>4 <text:s text:c="2"/>5 <text:s text:c="2"/>6 <text:s text:c="2"/>F</text:p>
      <text:p text:style-name="P5"><text:s text:c="8"/>1 <text:s text:c="2"/>2 <text:s text:c="2"/>3 <text:s text:c="2"/>En- <text:s text:c="12"/>1 <text:s text:c="2"/>2 <text:s text:c="2"/>3 <text:s text:c="2"/>En-</text:p>
      <text:p text:style-name="P5"><text:s text:c="8"/>0 <text:s text:c="6"/>, <text:s text:c="2"/>ter <text:s text:c="12"/>0 <text:s text:c="6"/>‚ <text:s text:c="2"/>ter</text:p>
      <text:p text:style-name="P5"/>
      <text:p text:style-name="P5"/>
      <text:p text:style-name="P5"/>
      <text:p text:style-name="P5"/>
      <text:p text:style-name="P5"/>
      <text:p text:style-name="P5"/>
      <text:p text:style-name="P1">Reference Card OMIKRON.Assembler</text:p>
      <text:p text:style-name="P5"/>
      <text:p text:style-name="P2">The Keyboard Layout of the Assembler</text:p>
      <text:p text:style-name="P5"/>
      <text:p text:style-name="P5">Backspace <text:s text:c="26"/>: Deletes the character to the left of the cursor</text:p>
      <text:p text:style-name="P5">Delete <text:s text:c="29"/>: Deletes the character under the cursor</text:p>
      <text:p text:style-name="P5">Insert <text:s text:c="29"/>: Inserts a space at the cursor position</text:p>
      <text:p text:style-name="P5">SHIFT Insert <text:s text:c="23"/>: adds a blank line</text:p>
      <text:p text:style-name="P5">CONTROL Delete <text:s text:c="21"/>: Deletes the current line</text:p>
      <text:p text:style-name="P5">CONTROL Y <text:s text:c="26"/>: Deletes the current line</text:p>
      <text:p text:style-name="P5">CONTROL Insert <text:s text:c="21"/>: Switches the editing modes (overwrite/insert I/II)</text:p>
      <text:p text:style-name="P5">CLR/Home <text:s text:c="27"/>: Back to the top of the page</text:p>
      <text:p text:style-name="P5">SHIFT CLR/Home <text:s text:c="21"/>: To the bottom of the page</text:p>
      <text:p text:style-name="P5">Tab <text:s text:c="32"/>: To the next tab position</text:p>
      <text:p text:style-name="P5">SHIFT Tab <text:s text:c="26"/>: To the next tab position without mitigating</text:p>
      <text:p text:style-name="P5">SHIFT Return <text:s text:c="23"/>: To the next line and inserts a blank line</text:p>
      <text:p text:style-name="P5">CONTROL Þ <text:s text:c="26"/>: To the end of the line</text:p>
      <text:p text:style-name="P5">CONTROL Ü <text:s text:c="26"/>: To the beginning of the line</text:p>
      <text:p text:style-name="P5">CONTROL Arrow <text:s text:c="22"/>: Scrolls a page upwards</text:p>
      <text:p text:style-name="P5">CONTROL Arrow down <text:s text:c="17"/>: Scroll down a page</text:p>
      <text:p text:style-name="P5">CONTROL CLR/Home <text:s text:c="19"/>: Back to the beginning of the source text</text:p>
      <text:p text:style-name="P5">CONTROL Z <text:s text:c="26"/>: To the position of the last change</text:p>
      <text:p text:style-name="P5">CONTROL J <text:s text:c="26"/>: To the next mistake</text:p>
      <text:p text:style-name="P5">CONTROL S <text:s text:c="26"/>: To the nights "; x" brand</text:p>
      <text:p text:style-name="P5">CONTROL SHIFT S <text:s text:c="20"/>: To the previous "; X" brand</text:p>
      <text:p text:style-name="P5">ALTERNATE E <text:s text:c="24"/>: To the end of the source text</text:p>
      <text:p text:style-name="P5">ALTERNATE B <text:s text:c="24"/>: To the block start</text:p>
      <text:p text:style-name="P5">ALTERNATE K <text:s text:c="24"/>: To the block end</text:p>
      <text:p text:style-name="P5">ALTERNATE Z <text:s text:c="24"/>: To the cell (act. Z. is notified for Ctrl Z</text:p>
      <text:p text:style-name="P5">ALTERNATE SHIFT Z <text:s text:c="18"/>: To line o. Renewed query of the label name</text:p>
      <text:p text:style-name="P5">ALTERNATE S <text:s text:c="24"/>: To the next non-tokenizable Z. (A-L<text:span text:style-name="T3">oad</text:span>)</text:p>
      <text:p text:style-name="P5">ALTERNATE SHIFT S <text:s text:c="18"/>: To the last non-tokenizable line</text:p>
      <text:p text:style-name="P5">ALTERNATE J <text:s text:c="24"/>: To the next mistake</text:p>
      <text:p text:style-name="P5">ALTERNATE SHIFT J <text:s text:c="18"/>: To the previous error</text:p>
      <text:p text:style-name="P5">ALTERNATE 1-0 <text:s text:c="22"/>: To a position mark</text:p>
      <text:p text:style-name="P5">ALTERNATE 8 <text:s text:c="24"/>: To the beginning of the TEXT segment</text:p>
      <text:p text:style-name="P5">ALTERNATE * <text:s text:c="24"/>: Back to the top of the DATA Segment</text:p>
      <text:p text:style-name="P5">ALTERNATE = <text:s text:c="24"/>: Back to the top of the Block Storage Segment (BSS)</text:p>
      <text:p text:style-name="P5">CONTROL 1-0 <text:s text:c="24"/>: Sets a position marker</text:p>
      <text:p text:style-name="P5">CONTROL SHIFT 1-0 <text:s text:c="18"/>: Deletes a position mark</text:p>
      <text:p text:style-name="P5">ALTERNATE 1-0 <text:s text:c="22"/>: To a position marker</text:p>
      <text:p text:style-name="P5">CONTROL 8 <text:s text:c="26"/>: Marks the block start (also with the mouse)</text:p>
      <text:p text:style-name="P5">CONTROL K <text:s text:c="26"/>: Marks the blaze end (also with the mouse)</text:p>
      <text:p text:style-name="P5">ALTERNATE B <text:s text:c="24"/>: To the block start</text:p>
      <text:p text:style-name="P5">ALTERNATE K <text:s text:c="24"/>: To the block end</text:p>
      <text:p text:style-name="P5">CONTROL H <text:s text:c="26"/>: Deletes the block marks (hide block)</text:p>
      <text:p text:style-name="P5">ALTERNATE Y <text:s text:c="24"/>: View the block</text:p>
      <text:p text:style-name="P5">CONTROL D <text:s text:c="26"/>: Duplicate the line in which the cursor stands</text:p>
      <text:p text:style-name="P5">CONTROL F <text:s text:c="26"/>: Look for a symbol (only to call calls)</text:p>
      <text:p text:style-name="P5">CONTROL L <text:s text:c="26"/>: Look for an ASCII text</text:p>
      <text:p text:style-name="P5">CONTROL E <text:s text:c="26"/>: Looks and replaces an ASCII text</text:p>
      <text:p text:style-name="P5">ALTERNATE F <text:s text:c="24"/>; Sets the symbol search</text:p>
      <text:p text:style-name="P5">ALTERNATE L <text:s text:c="24"/>: Sets the ASCII search</text:p>
      <text:p text:style-name="P5">CONTROL W <text:s text:c="26"/>: Convert numbers (DEC / HEX / BIN / "ASC" / 'ASC')</text:p>
      <text:p text:style-name="P5">CONTROL + <text:s text:c="26"/>: Output character set (selection with mouse)</text:p>
      <text:p text:style-name="P5">ALTERNATE SHIFT Help <text:s text:c="15"/>: Saves the screen content in Degas-format</text:p>
      <text:p text:style-name="P5"/>
      <text:p text:style-name="P11">Pseudo-opcodes of the Assembler</text:p>
      <text:p text:style-name="P5"/>
      <text:p text:style-name="P5">^^DATE <text:s text:c="33"/>27 <text:s text:c="5"/>Gives the date in TOS-Format</text:p>
      <text:p text:style-name="P5">^^TIME <text:s text:c="33"/>27 <text:s text:c="5"/>Gives the time in the TOS-Format</text:p>
      <text:p text:style-name="P5">^^RSCOUNT <text:s text:c="30"/>27 <text:s text:c="5"/>Gives the act. State of the RS-Counters</text:p>
      <text:p text:style-name="P5">BASE (DC.(B|W) | (AO- A7) <text:s text:c="22"/>Adjusts an addressing offset</text:p>
      <text:p text:style-name="P5"><text:s text:c="4"/>|TEXT|DATA|BSS|Label <text:s text:c="15"/>33</text:p>
      <text:p text:style-name="P5">LSECTION) BSS (BSS) <text:s text:c="20"/>30 <text:s text:c="5"/>Start of the Block Storage Segment</text:p>
      <text:p text:style-name="P5">CNOP Offset, adjustment <text:s text:c="16"/>34 <text:s text:c="5"/>PC is divisible by adjustment</text:p>
      <text:p text:style-name="P5">LSECTION) DATA (.DATA) <text:s text:c="17"/>30 <text:s text:c="5"/>Beginning of the Data Segment</text:p>
      <text:p text:style-name="P5">DC.(B|W|L) Wert,Wert (DC.(B|W|L)) <text:s text:c="6"/>25 <text:s text:c="5"/>Define constants</text:p>
      <text:p text:style-name="P5">DS.(B|W|L) value[,Fillvalue] <text:s text:c="19"/>Define storage</text:p>
      <text:p text:style-name="P5"><text:s text:c="4"/>(.DS.(B|W|L) | BLK.(B|W|L) | <text:s text:c="15"/>(Size in B|W|L = Value)</text:p>
      <text:p text:style-name="P5"><text:s text:c="4"/>DABSS.(B|W|L) | DCB.(B|W|L)) <text:s text:c="7"/>28</text:p>
      <text:p text:style-name="P5">DX[.B] 'String' <text:s text:c="24"/>28 <text:s text:c="5"/>Defined string constant with fixed length</text:p>
      <text:p text:style-name="P5">DXSET Long[,Fill value] <text:s text:c="16"/>28 <text:s text:c="5"/>Set of the string constant</text:p>
      <text:p text:style-name="P5">ELSE <text:s text:c="35"/>36 <text:s text:c="5"/>is over E: ZT if condition is not met</text:p>
      <text:p text:style-name="P5">END (.END) <text:s text:c="29"/>31 <text:s text:c="5"/>End of Source Text</text:p>
      <text:p text:style-name="P5">ENDC (ENDIF) <text:s text:c="27"/>36 <text:s text:c="5"/>End of an IF structure (conditional assemblies)</text:p>
      <text:p text:style-name="P5">ENDR <text:s text:c="35"/>35 <text:s text:c="5"/>End of a repeat loop</text:p>
      <text:p text:style-name="P5">EVEN (.EVEN | ALIGN[.W]) <text:s text:c="15"/>28 <text:s text:c="5"/>Straightened. the nearest address</text:p>
      <text:p text:style-name="P5">FAIL [Text] <text:s text:c="28"/>36 <text:s text:c="5"/>returns error text (conditional assemblies)</text:p>
      <text:p text:style-name="P5">IBYTES ’Filename'</text:p>
      <text:p text:style-name="P5"><text:s text:c="4"/>[,[Number][,Position]] (INCBIN) <text:s text:c="4"/>32 <text:s text:c="5"/>Loads a file from floppy disk</text:p>
      <text:p text:style-name="P5">IF[NE] condition <text:s text:c="23"/>36 <text:s text:c="5"/>Assemble if condition is met</text:p>
      <text:p text:style-name="P5">IFD Label <text:s text:c="30"/>36 <text:s text:c="5"/>Assemble if label defined</text:p>
      <text:p text:style-name="P5">IFEQ Condition <text:s text:c="25"/>36 <text:s text:c="5"/>Assemble if condition is not met</text:p>
      <text:p text:style-name="P5">IFGE Expression <text:s text:c="24"/>36 <text:s text:c="5"/>Assemble if expression &gt;= 0</text:p>
      <text:p text:style-name="P5">IFGT Expression <text:s text:c="24"/>36 <text:s text:c="5"/>Assemble if expression &gt; 0</text:p>
      <text:p text:style-name="P5">IFLE Expression <text:s text:c="24"/>36 <text:s text:c="5"/>Assemble if expression &lt;= 0</text:p>
      <text:p text:style-name="P5">IFLT Expression <text:s text:c="24"/>36 <text:s text:c="5"/>Assemble if expression &lt; 0</text:p>
      <text:p text:style-name="P5">IFND Label <text:s text:c="29"/>36 <text:s text:c="5"/>Assemble if label is not defined</text:p>
      <text:p text:style-name="P5">ILLEGAL <text:s text:c="32"/>35 <text:s text:c="5"/>adds $4AFC, resolves illegal instruction</text:p>
      <text:p text:style-name="P5">OPT (D|W|S|M|C|N)(+|-)(, ...) <text:s text:c="10"/>31 <text:s text:c="5"/>Sets assembler options</text:p>
      <text:p text:style-name="P5">ORG Address[,^] <text:s text:c="24"/>35 <text:s text:c="5"/>Represents address for Absolute Assemblies</text:p>
      <text:p text:style-name="P5">OUTPUT <text:s text:c="33"/>32 <text:s text:c="5"/>Sets fools under which is stored</text:p>
      <text:p text:style-name="P5">PATH <text:s text:c="35"/>32 <text:s text:c="5"/>Path name for Ibytes</text:p>
      <text:p text:style-name="P5">REPT Number <text:s text:c="28"/>35 <text:s text:c="5"/>Start of a repeat tower</text:p>
      <text:p text:style-name="P5">RS.(B|W|L) <text:s text:c="29"/>29 <text:s text:c="5"/>Reserved memory</text:p>
      <text:p text:style-name="P5">RSRESET <text:s text:c="32"/>29 <text:s text:c="5"/>Return RS-Counter</text:p>
      <text:p text:style-name="P5">RSSET value <text:s text:c="28"/>29 <text:s text:c="5"/>Sets the RS-Counter</text:p>
      <text:p text:style-name="P5">RSEVEN <text:s text:c="33"/>30 <text:s text:c="5"/>Straightens the RS-Counter</text:p>
      <text:p text:style-name="P5">RSBSS <text:s text:c="34"/>30 <text:s text:c="5"/>Add RS-Counter to the BSS length, RS = 0</text:p>
      <text:p text:style-name="P5">Symbol EQU Value (.EQU|=|==|.=) <text:s text:c="8"/>31 <text:s text:c="5"/>Assigns a value to a label</text:p>
      <text:p text:style-name="P5">Symbol REG Register <text:s text:c="20"/>31 <text:s text:c="5"/>Defines Movem tab</text:p>
      <text:p text:style-name="P5">[SECTION] TEXT (.TEXT) <text:s text:c="17"/>30 <text:s text:c="5"/>Beginning of the TEXT segment</text:p>
      <text:p text:style-name="P5"/>
      <text:p text:style-name="P5"/>
      <text:p text:style-name="P5">The Debugger Commands</text:p>
      <text:p text:style-name="P5">) ASCII-Data <text:s text:c="27"/>85 <text:s text:c="5"/>ASC prefix light in front of ASC-dump</text:p>
      <text:p text:style-name="P5">‚Term{,Term} <text:s text:c="27"/>64 <text:s text:c="5"/>Writes data in memory (byte)</text:p>
      <text:p text:style-name="P5">.(W|L)Term{,Term} <text:s text:c="22"/>64 <text:s text:c="5"/>Write data word or longword</text:p>
      <text:p text:style-name="P5">/ Hex-Data <text:s text:c="29"/>64 <text:s text:c="5"/>Writes Hex Data (Disassemble)</text:p>
      <text:p text:style-name="P5">? Term{,Term} <text:s text:c="26"/>64 <text:s text:c="5"/>Calculate term and gives it out</text:p>
      <text:p text:style-name="P5">ASCFIND [From.To],String <text:s text:c="15"/>61 <text:s text:c="5"/>Look for strings in disass. Listings</text:p>
      <text:p text:style-name="Preformatted_20_Text"><text:span text:style-name="T19">ASCII [</text:span><text:span text:style-name="T6">From</text:span><text:span text:style-name="T19">][[.]I#[</text:span><text:span text:style-name="T6">Lines</text:span><text:span text:style-name="T19">]]|[,</text:span><text:span text:style-name="T6">To</text:span><text:span text:style-name="T19">] <text:s text:c="7"/>67 <text:s text:c="5"/>Displays memory area (ASC)</text:span></text:p>
      <text:p text:style-name="P5">(BREAKPOINTS<text:span text:style-name="T18">|</text:span>B) [(Number[=Address[‚(*|=[Value]|Number|</text:p>
      <text:p text:style-name="P5"><text:s text:c="4"/>?Condition)]])|(K[Number])] <text:s text:c="8"/>55 <text:s text:c="5"/>Sets / deletes / shows breakpoints</text:p>
      <text:p text:style-name="P5">BSSCLEAR <text:s text:c="31"/>75 <text:s text:c="5"/>Deletes the BSS</text:p>
      <text:p text:style-name="P5">CHECKSUMME [Adr[,Check[,Number]]] <text:s text:c="6"/>75 <text:s text:c="5"/>Calculates a checksum</text:p>
      <text:p text:style-name="P5">CLR [From][,To] <text:s text:c="24"/>72 <text:s text:c="5"/>Deletes a memory area</text:p>
      <text:p text:style-name="P5">CLRCACHE <text:s text:c="31"/>71 <text:s text:c="5"/>Deletes cache (register / command memory)</text:p>
      <text:p text:style-name="P5">CLS <text:s text:c="35"/>172 <text:s text:c="5"/>Deletes the screen</text:p>
      <text:p text:style-name="P5">COMPARE From,To,Address <text:s text:c="16"/>72 <text:s text:c="5"/>Compares two storage areas</text:p>
      <text:p text:style-name="P5">CONTINUE <text:s text:c="31"/>62 <text:s text:c="5"/>Sets search (AscFind, Find, Hunt)</text:p>
      <text:p text:style-name="P5">(MOVE|COPY) From,To,After <text:s text:c="14"/>77 <text:s text:c="5"/>Copies a memory area</text:p>
      <text:p text:style-name="P5">CR [Number] <text:s text:c="28"/>65 <text:s text:c="5"/>gives (number) blank lines</text:p>
      <text:p text:style-name="P5">CURSOR Number <text:s text:c="26"/>77 <text:s text:c="5"/>Sets the look of the cursor</text:p>
      <text:p text:style-name="P5">DIRECTORY [Path][Mask] <text:s text:c="16"/>156 <text:s text:c="5"/>Table of contents, sets pathnames</text:p>
      <text:p text:style-name="P5">DISASSEMBLE [From][[,]#[Lines]]|[,To] <text:s text:c="2"/>57 <text:s text:c="5"/>Disassembled, with hex code without labels</text:p>
      <text:p text:style-name="P5">DO|(CALL [Mail][,Breakpoint]) <text:s text:c="10"/>67 <text:s text:c="5"/>Executes a sub-program</text:p>
      <text:p text:style-name="P5">(DUMP|MEMORY)[.(B|W|L)] [From][[,]#[Lines]]|[To]</text:p>
      <text:p text:style-name="P5"><text:s text:c="40"/>66 <text:s text:c="5"/>Displays a memory area (HEX / ASC)</text:p>
      <text:p text:style-name="P5">(ERASE|KILL) Filename <text:s text:c="17"/>173 <text:s text:c="5"/>Deletes a file</text:p>
      <text:p text:style-name="P5">EXIT|QUIT|SYSTEM <text:s text:c="23"/>60 <text:s text:c="5"/>Sticks gen debugger</text:p>
      <text:p text:style-name="P5">FATTRIBUT [Name][,Attribute] <text:s text:c="10"/>174 <text:s text:c="5"/>Sets file attributes</text:p>
      <text:p text:style-name="P5">FCLOSE <text:s text:c="32"/>165 <text:s text:c="5"/>Closes a file (for File)</text:p>
      <text:p text:style-name="P5">FILEbefehl <text:s text:c="28"/>165 <text:s text:c="5"/>Output of the follow-up command to file</text:p>
      <text:p text:style-name="P5">FILL From,To,Value{,Value} <text:s text:c="13"/>71 <text:s text:c="5"/>Fills a storage area</text:p>
      <text:p text:style-name="P5">FIND [From,To],Term <text:s text:c="20"/>61 <text:s text:c="5"/>Searches a memory area</text:p>
      <text:p text:style-name="P5">FOPEN Filename <text:s text:c="24"/>165 <text:s text:c="5"/>Opens a file (for file)</text:p>
      <text:p text:style-name="P5">FORMAT [(DIS)S][,Drive] <text:s text:c="15"/>174 <text:s text:c="5"/>Format a floppy disk</text:p>
      <text:p text:style-name="P5">FREE [Drive] <text:s text:c="26"/>173 <text:s text:c="5"/>Erinitelt free memory on drive</text:p>
      <text:p text:style-name="P5">GETCACHE <text:s text:c="31"/>71 <text:s text:c="5"/>Bring tab values from cache</text:p>
      <text:p text:style-name="P5">GETREGISTER [Address] <text:s text:c="18"/>75 <text:s text:c="5"/>Brings registry values from memory</text:p>
      <text:p text:style-name="P5">GO [Address][,Breakpoint] <text:s text:c="14"/>60 <text:s text:c="5"/>Starts a Program from address IPC</text:p>
      <text:p text:style-name="P5">HUNT [From,To],Term <text:s text:c="20"/>61 <text:s text:c="5"/>Searches a memory area (.w)</text:p>
      <text:p text:style-name="P5">IF [Register Condition Term] <text:s text:c="11"/>68 <text:s text:c="5"/>Provides demolition condition</text:p>
      <text:p text:style-name="P5">INFO <text:s text:c="35"/>62 <text:s text:c="5"/>Returns Start of TEXT, DATA and BSS</text:p>
      <text:p text:style-name="P5">INITREGISTER <text:s text:c="27"/>76 <text:s text:c="5"/>Sets all registers to zero</text:p>
      <text:p text:style-name="P5">KEY [([CIA]F Number=Text)] <text:s text:c="13"/>72 <text:s text:c="5"/>Occupies a function key</text:p>
      <text:p text:style-name="P5">(ERASE|KILL) Filename <text:s text:c="17"/>173 <text:s text:c="5"/>Deletes a file</text:p>
      <text:p text:style-name="P5">(((S|L)ET)|-)(ALL|Variable)=Term <text:s text:c="7"/>66 <text:s text:c="5"/>Sets a (all) registers</text:p>
      <text:p text:style-name="P5">LEXECUTE [Filename][,"Commandline”] <text:s text:c="4"/>55 <text:s text:c="5"/>Loads a program for Debugger (relocate)</text:p>
      <text:p text:style-name="P5">LINE <text:s text:c="35"/>65 <text:s text:c="5"/>Is 79 Times "-"</text:p>
      <text:p text:style-name="P5">LIST [From][[,]#[Lines]|[,To] <text:s text:c="10"/>58 <text:s text:c="5"/>Disassembled, with labels without hex code</text:p>
      <text:p text:style-name="P5">LOAD Filename[,Address] <text:s text:c="15"/>155 <text:s text:c="5"/>Loads a file into the store</text:p>
      <text:p text:style-name="P5">(DUMP|MEMORY)[.(B|W|L)] [From][[,]#[Lines]]|[To]</text:p>
      <text:p text:style-name="P5"><text:s text:c="40"/>66 <text:s text:c="5"/>Displays a memory area (HEX / ASC)</text:p>
      <text:p text:style-name="P5">M[OUSE]OFF <text:s text:c="28"/>173 <text:s text:c="5"/>Turn off the mouse</text:p>
      <text:p text:style-name="P5">M[OUSE]ON <text:s text:c="29"/>173 <text:s text:c="5"/>Turns the mouse</text:p>
      <text:p text:style-name="P5">(MOVE|COPY) From,To,After <text:s text:c="14"/>71 <text:s text:c="5"/>Copies a memory area</text:p>
      <text:p text:style-name="P5">MKDIRECTORY Filename <text:s text:c="18"/>173 <text:s text:c="5"/>A sub-directory sets up</text:p>
      <text:p text:style-name="P5">NAME Altname,Newname <text:s text:c="18"/>174 <text:s text:c="5"/>Names a file</text:p>
      <text:p text:style-name="P5">OBSERVE [Trap[‚(?|-1|Listing)]] <text:s text:c="8"/>70 <text:s text:c="5"/>Calls certain traps</text:p>
      <text:p text:style-name="P5">! Opcode <text:s text:c="31"/>64 <text:s text:c="5"/>Prefix opcode (issue of List)</text:p>
      <text:p text:style-name="P5">PRNcommand <text:s text:c="29"/>65 <text:s text:c="5"/>Output of the follow-up command to printer</text:p>
      <text:p text:style-name="P5">(READTRACK|RTRACK) [Track[,Side[,Address[,Drive]]]</text:p>
      <text:p text:style-name="P5"><text:s text:c="40"/>79 <text:s text:c="5"/>Reads a complete track</text:p>
      <text:p text:style-name="P5">(RS|READSECTOR) [Track[,Sector[,Side[,Address</text:p>
      <text:p text:style-name="P5"><text:s text:c="4"/>[,Drive]]]]] <text:s text:c="22"/>178 <text:s text:c="5"/>Reads sectors (XBIOS 8)</text:p>
      <text:p text:style-name="P5">RESET [A[LL][,Vectors]] <text:s text:c="16"/>75 <text:s text:c="5"/>The system vectors set (on debugger)</text:p>
      <text:p text:style-name="P5">RESIDENT <text:s text:c="31"/>82 <text:s text:c="5"/>Leaves the debugger (remains resident)</text:p>
      <text:p text:style-name="P5">RMDIRECTORY Filename <text:s text:c="18"/>173 <text:s text:c="5"/>Delete a sub-directory (must be empty)</text:p>
      <text:p text:style-name="P5">RWABS Rwfl.‚Buf.,Number,Recno,Drive <text:s text:c="3"/>178 <text:s text:c="5"/>Write (reads) sectors (BIOS 4)</text:p>
      <text:p text:style-name="P5">SAVE [Date|name][‚Startadr‚Endadr] <text:s text:c="4"/>163 <text:s text:c="5"/>Saves a storage area to Disk</text:p>
      <text:p text:style-name="P5">SAVE ![H][R] <text:s text:c="26"/>177 <text:s text:c="5"/>Stores settings</text:p>
      <text:p text:style-name="P5">SCROLLOFF/SCROLLON [Fangradius] <text:s text:c="8"/>77 <text:s text:c="5"/>Turns auto scrolling (OFF)</text:p>
      <text:p text:style-name="P5">SHOW (Adr[.(B|W|L)][,Number])|(,.Num) <text:s text:c="2"/>66 <text:s text:c="5"/>Displays memory area constantly</text:p>
      <text:p text:style-name="P5">"String["] <text:s text:c="29"/>66 <text:s text:c="5"/>Output String (PRN or File)</text:p>
      <text:p text:style-name="P5">(((S|L)ET)|-)(ALL|Variable)=Term <text:s text:c="7"/>66 <text:s text:c="5"/>Sets a (all) registers</text:p>
      <text:p text:style-name="P5">SWITCH <text:s text:c="33"/>76 <text:s text:c="5"/>Turns Resolution</text:p>
      <text:p text:style-name="P5">SYMBOLTABLE [From][[,]#[Lines]]|[,To] <text:s text:c="2"/>58 <text:s text:c="5"/>Specifies symbol table</text:p>
      <text:p text:style-name="P5">SYNC50 /SYNC60 <text:s text:c="25"/>77 <text:s text:c="5"/>Sets frame frequency</text:p>
      <text:p text:style-name="P5">]Term <text:s text:c="34"/>64 <text:s text:c="5"/>Write data (without new edition)</text:p>
      <text:p text:style-name="P5">TRACE [Number] <text:s text:c="25"/>63 <text:s text:c="5"/>Performs a (multiple) commands (FT)</text:p>
      <text:p text:style-name="P5">TYPE [Date|name] <text:s text:c="22"/>178 <text:s text:c="5"/>Viewing a File (ASC)</text:p>
      <text:p text:style-name="P5">UNTRACE [Address[,Number]] <text:s text:c="13"/>67 <text:s text:c="5"/>Leads a program to the demolition</text:p>
      <text:p text:style-name="P5">(WS|WRITESEKTOR) [Track[,Sector[,Side[,Address</text:p>
      <text:p text:style-name="P5"><text:s text:c="4"/>[,Drive]]]]] <text:s text:c="22"/>179 <text:s text:c="5"/>Writes Sectors (XBIOS 8)</text:p>
      <text:p text:style-name="P5">command <text:s text:c="32"/>79 <text:s text:c="5"/>Executes a command immediately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ndard Symbols PS" svg:font-family="'Standard Symbols PS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2T23:58:57.018897206</dc:date>
    <meta:editing-duration>PT13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477" meta:word-count="3621" meta:character-count="34671" meta:non-whitespace-character-count="19701"/>
  </office:meta>
</office:document-meta>
</file>